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ae0" officeooo:paragraph-rsid="00083ae0"/>
    </style:style>
    <style:style style:name="P2" style:family="paragraph" style:parent-style-name="Standard">
      <style:text-properties officeooo:rsid="00083ae0" officeooo:paragraph-rsid="000983fe"/>
    </style:style>
    <style:style style:name="P3" style:family="paragraph" style:parent-style-name="Standard">
      <style:text-properties fo:font-size="14pt" fo:font-weight="bold" officeooo:rsid="00083ae0" officeooo:paragraph-rsid="00083ae0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983fe" officeooo:paragraph-rsid="000983fe"/>
    </style:style>
    <style:style style:name="P5" style:family="paragraph" style:parent-style-name="Standard">
      <style:text-properties officeooo:rsid="00098f65" officeooo:paragraph-rsid="00098f65"/>
    </style:style>
    <style:style style:name="P6" style:family="paragraph" style:parent-style-name="Standard">
      <style:text-properties officeooo:rsid="000c635a" officeooo:paragraph-rsid="000c635a"/>
    </style:style>
    <style:style style:name="P7" style:family="paragraph" style:parent-style-name="Standard">
      <style:text-properties officeooo:rsid="000e64eb" officeooo:paragraph-rsid="000e64eb"/>
    </style:style>
    <style:style style:name="P8" style:family="paragraph" style:parent-style-name="Standard">
      <style:text-properties officeooo:rsid="000f5354" officeooo:paragraph-rsid="000f5354"/>
    </style:style>
    <style:style style:name="T1" style:family="text">
      <style:text-properties officeooo:rsid="000995d9"/>
    </style:style>
    <style:style style:name="T2" style:family="text">
      <style:text-properties officeooo:rsid="000d8140"/>
    </style:style>
    <style:style style:name="T3" style:family="text">
      <style:text-properties officeooo:rsid="000e64eb"/>
    </style:style>
    <style:style style:name="T4" style:family="text">
      <style:text-properties officeooo:rsid="00113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air Controller</text:p>
      <text:p text:style-name="P1"/>
      <text:p text:style-name="P1">Modular open source electric wheelchair controller.</text:p>
      <text:p text:style-name="P1"/>
      <text:p text:style-name="P4">Different methods of control to both drive the chair and to operate an arbitrary number of and variety of actuator.</text:p>
      <text:p text:style-name="P2"/>
      <text:p text:style-name="P5">Using a button and joystick to navigate a menu to control chair functions, or having a single button for each function when user is unwilling or unable to use a menu.</text:p>
      <text:p text:style-name="P5"/>
      <text:p text:style-name="P5">The chair must be able to integrate with other accessible technologies. <text:span text:style-name="T1">S</text:span>uch as <text:span text:style-name="T1">operating as a HID device, eg. a</text:span> bluetooth <text:span text:style-name="T1">mouse or keyboard and connecting to an environmental control system. </text:span></text:p>
      <text:p text:style-name="P5"/>
      <text:p text:style-name="P6">EWC autopilot.</text:p>
      <text:p text:style-name="P6"/>
      <text:p text:style-name="P6">Setting up the wheelchair should be as simple and accessible as possible – <text:span text:style-name="T3">not needing any special equipment to do so – w</text:span>hile also giving advanced users <text:span text:style-name="T2">advanced options including a well documented API. I’m thinking a web based interface due to the ubiquity of web browsers.</text:span></text:p>
      <text:p text:style-name="P6"/>
      <text:p text:style-name="P8">It needs to be easy to add custom modules. All hardware and software on the <text:span text:style-name="T4">chair should</text:span> be “off the shelf”, <text:span text:style-name="T4">such as the use of CAN throughout and Arduino compatible microcontrollers. I wish it to be possible to use </text:span></text:p>
      <text:p text:style-name="P5"/>
      <text:p text:style-name="P7">Chair needs</text:p>
      <text:p text:style-name="P5"/>
      <text:p text:style-name="P4">Normal proportional joystick. </text:p>
      <text:p text:style-name="P4">Mini Joystick.</text:p>
      <text:p text:style-name="P4">On / Off switch.</text:p>
      <text:p text:style-name="P5">Button.</text:p>
      <text:p text:style-name="P5">Contact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7:23:39.425000000</meta:creation-date>
    <dc:date>2019-09-16T21:01:33.778000000</dc:date>
    <meta:editing-duration>PT42M42S</meta:editing-duration>
    <meta:editing-cycles>1</meta:editing-cycles>
    <meta:document-statistic meta:table-count="0" meta:image-count="0" meta:object-count="0" meta:page-count="1" meta:paragraph-count="14" meta:word-count="191" meta:character-count="1137" meta:non-whitespace-character-count="955"/>
    <meta:generator>LibreOffice/6.2.5.2$Windows_X86_64 LibreOffice_project/1ec314fa52f458adc18c4f025c545a4e8b22c159</meta:generator>
  </office:meta>
</office:document-meta>
</file>